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8912" calcext:value-type="float">
            <text:p>122.3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3192" calcext:value-type="float">
            <text:p>122.3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1856" calcext:value-type="float">
            <text:p>122.2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8808" calcext:value-type="float">
            <text:p>122.2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8808" calcext:value-type="float">
            <text:p>122.2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3088" calcext:value-type="float">
            <text:p>122.2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8224" calcext:value-type="float">
            <text:p>122.1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0792" calcext:value-type="float">
            <text:p>122.1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336" calcext:value-type="float">
            <text:p>122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9936" calcext:value-type="float">
            <text:p>122.1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7848" calcext:value-type="float">
            <text:p>122.2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7368" calcext:value-type="float">
            <text:p>122.1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384" calcext:value-type="float">
            <text:p>122.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9936" calcext:value-type="float">
            <text:p>122.1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2984" calcext:value-type="float">
            <text:p>122.1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5176" calcext:value-type="float">
            <text:p>122.1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8224" calcext:value-type="float">
            <text:p>122.1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4696" calcext:value-type="float">
            <text:p>122.1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9456" calcext:value-type="float">
            <text:p>122.1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9456" calcext:value-type="float">
            <text:p>122.1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0792" calcext:value-type="float">
            <text:p>122.1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6032" calcext:value-type="float">
            <text:p>122.1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2024" calcext:value-type="float">
            <text:p>122.1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5072" calcext:value-type="float">
            <text:p>122.1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5072" calcext:value-type="float">
            <text:p>122.1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668" calcext:value-type="float">
            <text:p>122.0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4488" calcext:value-type="float">
            <text:p>122.0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08392" calcext:value-type="float">
            <text:p>122.0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668" calcext:value-type="float">
            <text:p>122.0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962" calcext:value-type="float">
            <text:p>121.9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0584" calcext:value-type="float">
            <text:p>122.0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44968" calcext:value-type="float">
            <text:p>122.0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84008" calcext:value-type="float">
            <text:p>121.9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476" calcext:value-type="float">
            <text:p>121.9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3424" calcext:value-type="float">
            <text:p>121.8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6096" calcext:value-type="float">
            <text:p>121.9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0856" calcext:value-type="float">
            <text:p>121.9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9896" calcext:value-type="float">
            <text:p>121.8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7428" calcext:value-type="float">
            <text:p>121.8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4656" calcext:value-type="float">
            <text:p>121.8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0752" calcext:value-type="float">
            <text:p>121.8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1608" calcext:value-type="float">
            <text:p>121.8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1984" calcext:value-type="float">
            <text:p>121.7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5888" calcext:value-type="float">
            <text:p>121.7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7224" calcext:value-type="float">
            <text:p>121.8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1128" calcext:value-type="float">
            <text:p>121.8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8456" calcext:value-type="float">
            <text:p>121.7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67016" calcext:value-type="float">
            <text:p>121.6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0064" calcext:value-type="float">
            <text:p>121.6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8248" calcext:value-type="float">
            <text:p>121.6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2152" calcext:value-type="float">
            <text:p>121.6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7872" calcext:value-type="float">
            <text:p>121.6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1776" calcext:value-type="float">
            <text:p>121.6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6536" calcext:value-type="float">
            <text:p>121.6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45096" calcext:value-type="float">
            <text:p>121.5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0712" calcext:value-type="float">
            <text:p>121.5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7288" calcext:value-type="float">
            <text:p>121.5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45096" calcext:value-type="float">
            <text:p>121.5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4616" calcext:value-type="float">
            <text:p>121.5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4616" calcext:value-type="float">
            <text:p>121.5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0852" calcext:value-type="float">
            <text:p>121.5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7664" calcext:value-type="float">
            <text:p>121.5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4616" calcext:value-type="float">
            <text:p>121.5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5952" calcext:value-type="float">
            <text:p>121.5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424" calcext:value-type="float">
            <text:p>121.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0336" calcext:value-type="float">
            <text:p>121.5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1672" calcext:value-type="float">
            <text:p>121.5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48144" calcext:value-type="float">
            <text:p>121.5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376" calcext:value-type="float">
            <text:p>121.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4616" calcext:value-type="float">
            <text:p>121.5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45096" calcext:value-type="float">
            <text:p>121.5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3384" calcext:value-type="float">
            <text:p>121.5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7288" calcext:value-type="float">
            <text:p>121.5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3488" calcext:value-type="float">
            <text:p>121.6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67016" calcext:value-type="float">
            <text:p>121.6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824" calcext:value-type="float">
            <text:p>121.6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2256" calcext:value-type="float">
            <text:p>121.6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03008" calcext:value-type="float">
            <text:p>121.6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2632" calcext:value-type="float">
            <text:p>121.6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9584" calcext:value-type="float">
            <text:p>121.6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7872" calcext:value-type="float">
            <text:p>121.6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2632" calcext:value-type="float">
            <text:p>121.6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6912" calcext:value-type="float">
            <text:p>121.5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42048" calcext:value-type="float">
            <text:p>121.5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9376" calcext:value-type="float">
            <text:p>121.4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9856" calcext:value-type="float">
            <text:p>121.5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7768" calcext:value-type="float">
            <text:p>121.5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376" calcext:value-type="float">
            <text:p>121.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1192" calcext:value-type="float">
            <text:p>121.5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6808" calcext:value-type="float">
            <text:p>121.5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72528" calcext:value-type="float">
            <text:p>121.5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72528" calcext:value-type="float">
            <text:p>121.5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3384" calcext:value-type="float">
            <text:p>121.5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09104" calcext:value-type="float">
            <text:p>121.6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8248" calcext:value-type="float">
            <text:p>121.6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06056" calcext:value-type="float">
            <text:p>121.6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0816" calcext:value-type="float">
            <text:p>121.5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3864" calcext:value-type="float">
            <text:p>121.5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8248" calcext:value-type="float">
            <text:p>121.6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2152" calcext:value-type="float">
            <text:p>121.6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0816" calcext:value-type="float">
            <text:p>121.5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09104" calcext:value-type="float">
            <text:p>121.6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0816" calcext:value-type="float">
            <text:p>121.5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8728" calcext:value-type="float">
            <text:p>121.6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3112" calcext:value-type="float">
            <text:p>121.6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4928" calcext:value-type="float">
            <text:p>121.7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4928" calcext:value-type="float">
            <text:p>121.7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1024" calcext:value-type="float">
            <text:p>121.7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9688" calcext:value-type="float">
            <text:p>121.7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8832" calcext:value-type="float">
            <text:p>121.7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8832" calcext:value-type="float">
            <text:p>121.7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6264" calcext:value-type="float">
            <text:p>121.7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4928" calcext:value-type="float">
            <text:p>121.7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4072" calcext:value-type="float">
            <text:p>121.7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1984" calcext:value-type="float">
            <text:p>121.7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1984" calcext:value-type="float">
            <text:p>121.7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1504" calcext:value-type="float">
            <text:p>121.7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7976" calcext:value-type="float">
            <text:p>121.7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0168" calcext:value-type="float">
            <text:p>121.7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5408" calcext:value-type="float">
            <text:p>121.7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3696" calcext:value-type="float">
            <text:p>121.7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284" calcext:value-type="float">
            <text:p>121.7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3696" calcext:value-type="float">
            <text:p>121.7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0168" calcext:value-type="float">
            <text:p>121.7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5784" calcext:value-type="float">
            <text:p>121.7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4448" calcext:value-type="float">
            <text:p>121.6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8352" calcext:value-type="float">
            <text:p>121.6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188" calcext:value-type="float">
            <text:p>121.7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67016" calcext:value-type="float">
            <text:p>121.6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2736" calcext:value-type="float">
            <text:p>121.7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4072" calcext:value-type="float">
            <text:p>121.7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8832" calcext:value-type="float">
            <text:p>121.7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1776" calcext:value-type="float">
            <text:p>121.6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8248" calcext:value-type="float">
            <text:p>121.6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472" calcext:value-type="float">
            <text:p>121.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6912" calcext:value-type="float">
            <text:p>121.5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1296" calcext:value-type="float">
            <text:p>121.6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3112" calcext:value-type="float">
            <text:p>121.6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824" calcext:value-type="float">
            <text:p>121.6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996" calcext:value-type="float">
            <text:p>121.5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1296" calcext:value-type="float">
            <text:p>121.6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044" calcext:value-type="float">
            <text:p>121.6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1296" calcext:value-type="float">
            <text:p>121.6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2632" calcext:value-type="float">
            <text:p>121.6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8248" calcext:value-type="float">
            <text:p>121.6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472" calcext:value-type="float">
            <text:p>121.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4344" calcext:value-type="float">
            <text:p>121.6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0816" calcext:value-type="float">
            <text:p>121.5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0336" calcext:value-type="float">
            <text:p>121.5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996" calcext:value-type="float">
            <text:p>121.5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1296" calcext:value-type="float">
            <text:p>121.6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3488" calcext:value-type="float">
            <text:p>121.6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3864" calcext:value-type="float">
            <text:p>121.5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2632" calcext:value-type="float">
            <text:p>121.6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8352" calcext:value-type="float">
            <text:p>121.6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5304" calcext:value-type="float">
            <text:p>121.6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0544" calcext:value-type="float">
            <text:p>121.7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0544" calcext:value-type="float">
            <text:p>121.7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664" calcext:value-type="float">
            <text:p>121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0064" calcext:value-type="float">
            <text:p>121.6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3488" calcext:value-type="float">
            <text:p>121.6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7872" calcext:value-type="float">
            <text:p>121.6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5784" calcext:value-type="float">
            <text:p>121.7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4928" calcext:value-type="float">
            <text:p>121.7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7976" calcext:value-type="float">
            <text:p>121.7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3216" calcext:value-type="float">
            <text:p>121.7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3216" calcext:value-type="float">
            <text:p>121.7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188" calcext:value-type="float">
            <text:p>121.7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188" calcext:value-type="float">
            <text:p>121.7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0168" calcext:value-type="float">
            <text:p>121.7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1504" calcext:value-type="float">
            <text:p>121.7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6264" calcext:value-type="float">
            <text:p>121.7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2736" calcext:value-type="float">
            <text:p>121.7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5784" calcext:value-type="float">
            <text:p>121.7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9688" calcext:value-type="float">
            <text:p>121.7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7496" calcext:value-type="float">
            <text:p>121.6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664" calcext:value-type="float">
            <text:p>121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7496" calcext:value-type="float">
            <text:p>121.6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5304" calcext:value-type="float">
            <text:p>121.6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14" calcext:value-type="float">
            <text:p>121.6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2632" calcext:value-type="float">
            <text:p>121.6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044" calcext:value-type="float">
            <text:p>121.6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2632" calcext:value-type="float">
            <text:p>121.6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4344" calcext:value-type="float">
            <text:p>121.6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7392" calcext:value-type="float">
            <text:p>121.6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9584" calcext:value-type="float">
            <text:p>121.6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9584" calcext:value-type="float">
            <text:p>121.6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8728" calcext:value-type="float">
            <text:p>121.6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824" calcext:value-type="float">
            <text:p>121.6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824" calcext:value-type="float">
            <text:p>121.6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568" calcext:value-type="float">
            <text:p>121.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1296" calcext:value-type="float">
            <text:p>121.6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2632" calcext:value-type="float">
            <text:p>121.6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0544" calcext:value-type="float">
            <text:p>121.7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4928" calcext:value-type="float">
            <text:p>121.7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1024" calcext:value-type="float">
            <text:p>121.7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1024" calcext:value-type="float">
            <text:p>121.7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1024" calcext:value-type="float">
            <text:p>121.7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4072" calcext:value-type="float">
            <text:p>121.7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1024" calcext:value-type="float">
            <text:p>121.7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3216" calcext:value-type="float">
            <text:p>121.7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3216" calcext:value-type="float">
            <text:p>121.7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3216" calcext:value-type="float">
            <text:p>121.7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5408" calcext:value-type="float">
            <text:p>121.7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8456" calcext:value-type="float">
            <text:p>121.7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0648" calcext:value-type="float">
            <text:p>121.7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4552" calcext:value-type="float">
            <text:p>121.7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3696" calcext:value-type="float">
            <text:p>121.7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236" calcext:value-type="float">
            <text:p>121.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1504" calcext:value-type="float">
            <text:p>121.7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6744" calcext:value-type="float">
            <text:p>121.7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4552" calcext:value-type="float">
            <text:p>121.7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4552" calcext:value-type="float">
            <text:p>121.7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1504" calcext:value-type="float">
            <text:p>121.7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5408" calcext:value-type="float">
            <text:p>121.7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8456" calcext:value-type="float">
            <text:p>121.7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76" calcext:value-type="float">
            <text:p>121.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4552" calcext:value-type="float">
            <text:p>121.7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4552" calcext:value-type="float">
            <text:p>121.7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3696" calcext:value-type="float">
            <text:p>121.7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1504" calcext:value-type="float">
            <text:p>121.7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236" calcext:value-type="float">
            <text:p>121.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236" calcext:value-type="float">
            <text:p>121.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3696" calcext:value-type="float">
            <text:p>121.7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1504" calcext:value-type="float">
            <text:p>121.7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6264" calcext:value-type="float">
            <text:p>121.7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1504" calcext:value-type="float">
            <text:p>121.7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284" calcext:value-type="float">
            <text:p>121.7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9792" calcext:value-type="float">
            <text:p>121.7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3216" calcext:value-type="float">
            <text:p>121.7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4072" calcext:value-type="float">
            <text:p>121.7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0168" calcext:value-type="float">
            <text:p>121.7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6744" calcext:value-type="float">
            <text:p>121.7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6744" calcext:value-type="float">
            <text:p>121.7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4072" calcext:value-type="float">
            <text:p>121.7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236" calcext:value-type="float">
            <text:p>121.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236" calcext:value-type="float">
            <text:p>121.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6264" calcext:value-type="float">
            <text:p>121.7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4072" calcext:value-type="float">
            <text:p>121.7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4072" calcext:value-type="float">
            <text:p>121.7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6264" calcext:value-type="float">
            <text:p>121.7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8456" calcext:value-type="float">
            <text:p>121.7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7976" calcext:value-type="float">
            <text:p>121.7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5784" calcext:value-type="float">
            <text:p>121.7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4448" calcext:value-type="float">
            <text:p>121.6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2736" calcext:value-type="float">
            <text:p>121.7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5784" calcext:value-type="float">
            <text:p>121.7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664" calcext:value-type="float">
            <text:p>121.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188" calcext:value-type="float">
            <text:p>121.7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8832" calcext:value-type="float">
            <text:p>121.7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4928" calcext:value-type="float">
            <text:p>121.7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4072" calcext:value-type="float">
            <text:p>121.7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9688" calcext:value-type="float">
            <text:p>121.7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3592" calcext:value-type="float">
            <text:p>121.7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2736" calcext:value-type="float">
            <text:p>121.7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3216" calcext:value-type="float">
            <text:p>121.7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236" calcext:value-type="float">
            <text:p>121.7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61504" calcext:value-type="float">
            <text:p>121.7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1024" calcext:value-type="float">
            <text:p>121.7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5784" calcext:value-type="float">
            <text:p>121.7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8832" calcext:value-type="float">
            <text:p>121.7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7496" calcext:value-type="float">
            <text:p>121.6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14" calcext:value-type="float">
            <text:p>121.6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616" calcext:value-type="float">
            <text:p>121.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0544" calcext:value-type="float">
            <text:p>121.7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2736" calcext:value-type="float">
            <text:p>121.7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1024" calcext:value-type="float">
            <text:p>121.7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1024" calcext:value-type="float">
            <text:p>121.7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188" calcext:value-type="float">
            <text:p>121.7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7976" calcext:value-type="float">
            <text:p>121.7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712" calcext:value-type="float">
            <text:p>121.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7976" calcext:value-type="float">
            <text:p>121.7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4928" calcext:value-type="float">
            <text:p>121.7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7976" calcext:value-type="float">
            <text:p>121.7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4072" calcext:value-type="float">
            <text:p>121.7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24928" calcext:value-type="float">
            <text:p>121.7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1024" calcext:value-type="float">
            <text:p>121.7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0168" calcext:value-type="float">
            <text:p>121.7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6264" calcext:value-type="float">
            <text:p>121.7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5408" calcext:value-type="float">
            <text:p>121.7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6744" calcext:value-type="float">
            <text:p>121.7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1984" calcext:value-type="float">
            <text:p>121.7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1128" calcext:value-type="float">
            <text:p>121.8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10272" calcext:value-type="float">
            <text:p>121.8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1128" calcext:value-type="float">
            <text:p>121.8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1984" calcext:value-type="float">
            <text:p>121.7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7224" calcext:value-type="float">
            <text:p>121.8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1332" calcext:value-type="float">
            <text:p>121.8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4176" calcext:value-type="float">
            <text:p>121.8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1984" calcext:value-type="float">
            <text:p>121.7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1984" calcext:value-type="float">
            <text:p>121.7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88936" calcext:value-type="float">
            <text:p>121.7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6744" calcext:value-type="float">
            <text:p>121.7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55408" calcext:value-type="float">
            <text:p>121.7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8832" calcext:value-type="float">
            <text:p>121.7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4448" calcext:value-type="float">
            <text:p>121.6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4448" calcext:value-type="float">
            <text:p>121.6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94448" calcext:value-type="float">
            <text:p>121.6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0064" calcext:value-type="float">
            <text:p>121.6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1776" calcext:value-type="float">
            <text:p>121.6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6092" calcext:value-type="float">
            <text:p>121.6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8248" calcext:value-type="float">
            <text:p>121.6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1672" calcext:value-type="float">
            <text:p>121.5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3864" calcext:value-type="float">
            <text:p>121.5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0816" calcext:value-type="float">
            <text:p>121.5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3384" calcext:value-type="float">
            <text:p>121.5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424" calcext:value-type="float">
            <text:p>121.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5952" calcext:value-type="float">
            <text:p>121.5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9856" calcext:value-type="float">
            <text:p>121.5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9376" calcext:value-type="float">
            <text:p>121.4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328" calcext:value-type="float">
            <text:p>121.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0232" calcext:value-type="float">
            <text:p>121.4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74992" calcext:value-type="float">
            <text:p>121.4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9272" calcext:value-type="float">
            <text:p>121.4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14032" calcext:value-type="float">
            <text:p>121.4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9272" calcext:value-type="float">
            <text:p>121.4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4756" calcext:value-type="float">
            <text:p>121.4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3176" calcext:value-type="float">
            <text:p>121.4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95744" calcext:value-type="float">
            <text:p>121.3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7936" calcext:value-type="float">
            <text:p>121.4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136" calcext:value-type="float">
            <text:p>121.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50024" calcext:value-type="float">
            <text:p>121.3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53072" calcext:value-type="float">
            <text:p>121.3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4088" calcext:value-type="float">
            <text:p>121.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6496" calcext:value-type="float">
            <text:p>121.3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82968" calcext:value-type="float">
            <text:p>121.2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98208" calcext:value-type="float">
            <text:p>121.2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86016" calcext:value-type="float">
            <text:p>121.2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0296" calcext:value-type="float">
            <text:p>121.2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8104" calcext:value-type="float">
            <text:p>121.2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4096" calcext:value-type="float">
            <text:p>121.1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1904" calcext:value-type="float">
            <text:p>121.1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9816" calcext:value-type="float">
            <text:p>121.2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5912" calcext:value-type="float">
            <text:p>121.2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0192" calcext:value-type="float">
            <text:p>121.1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2384" calcext:value-type="float">
            <text:p>121.1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5912" calcext:value-type="float">
            <text:p>121.2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1904" calcext:value-type="float">
            <text:p>121.1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1424" calcext:value-type="float">
            <text:p>121.1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4472" calcext:value-type="float">
            <text:p>121.1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228" calcext:value-type="float">
            <text:p>121.1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3616" calcext:value-type="float">
            <text:p>121.1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4952" calcext:value-type="float">
            <text:p>121.1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704" calcext:value-type="float">
            <text:p>121.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084" calcext:value-type="float">
            <text:p>121.0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87896" calcext:value-type="float">
            <text:p>121.0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3616" calcext:value-type="float">
            <text:p>121.1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6184" calcext:value-type="float">
            <text:p>121.1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2656" calcext:value-type="float">
            <text:p>121.0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7416" calcext:value-type="float">
            <text:p>121.0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9128" calcext:value-type="float">
            <text:p>121.0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3032" calcext:value-type="float">
            <text:p>121.0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6936" calcext:value-type="float">
            <text:p>121.0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9024" calcext:value-type="float">
            <text:p>120.9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512" calcext:value-type="float">
            <text:p>120.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7312" calcext:value-type="float">
            <text:p>120.9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8168" calcext:value-type="float">
            <text:p>120.9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6456" calcext:value-type="float">
            <text:p>120.9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1216" calcext:value-type="float">
            <text:p>120.9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7688" calcext:value-type="float">
            <text:p>120.9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512" calcext:value-type="float">
            <text:p>120.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3408" calcext:value-type="float">
            <text:p>120.9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9024" calcext:value-type="float">
            <text:p>120.9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5976" calcext:value-type="float">
            <text:p>120.9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2928" calcext:value-type="float">
            <text:p>120.9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6352" calcext:value-type="float">
            <text:p>120.9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32" calcext:value-type="float">
            <text:p>120.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6624" calcext:value-type="float">
            <text:p>120.8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7104" calcext:value-type="float">
            <text:p>120.8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95288" calcext:value-type="float">
            <text:p>120.7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796" calcext:value-type="float">
            <text:p>120.8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1008" calcext:value-type="float">
            <text:p>120.8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5768" calcext:value-type="float">
            <text:p>120.8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6144" calcext:value-type="float">
            <text:p>120.7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0528" calcext:value-type="float">
            <text:p>120.8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9672" calcext:value-type="float">
            <text:p>120.8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8816" calcext:value-type="float">
            <text:p>120.8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0256" calcext:value-type="float">
            <text:p>120.9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1488" calcext:value-type="float">
            <text:p>120.8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7208" calcext:value-type="float">
            <text:p>120.9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7208" calcext:value-type="float">
            <text:p>120.9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988" calcext:value-type="float">
            <text:p>120.9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2928" calcext:value-type="float">
            <text:p>120.9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5976" calcext:value-type="float">
            <text:p>120.9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87312" calcext:value-type="float">
            <text:p>120.9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1696" calcext:value-type="float">
            <text:p>121.0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6456" calcext:value-type="float">
            <text:p>120.9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6456" calcext:value-type="float">
            <text:p>120.9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62928" calcext:value-type="float">
            <text:p>120.9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608" calcext:value-type="float">
            <text:p>121.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084" calcext:value-type="float">
            <text:p>121.0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0464" calcext:value-type="float">
            <text:p>121.0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5704" calcext:value-type="float">
            <text:p>121.0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704" calcext:value-type="float">
            <text:p>121.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0088" calcext:value-type="float">
            <text:p>121.1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5704" calcext:value-type="float">
            <text:p>121.0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8272" calcext:value-type="float">
            <text:p>121.0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84848" calcext:value-type="float">
            <text:p>121.0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5808" calcext:value-type="float">
            <text:p>121.1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228" calcext:value-type="float">
            <text:p>121.1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2656" calcext:value-type="float">
            <text:p>121.0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3992" calcext:value-type="float">
            <text:p>121.0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3616" calcext:value-type="float">
            <text:p>121.1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6664" calcext:value-type="float">
            <text:p>121.1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228" calcext:value-type="float">
            <text:p>121.1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5328" calcext:value-type="float">
            <text:p>121.1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87896" calcext:value-type="float">
            <text:p>121.0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9984" calcext:value-type="float">
            <text:p>121.0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1696" calcext:value-type="float">
            <text:p>121.0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0944" calcext:value-type="float">
            <text:p>121.0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2656" calcext:value-type="float">
            <text:p>121.0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4368" calcext:value-type="float">
            <text:p>121.0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9128" calcext:value-type="float">
            <text:p>121.0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084" calcext:value-type="float">
            <text:p>121.0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3032" calcext:value-type="float">
            <text:p>121.0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5328" calcext:value-type="float">
            <text:p>121.1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0568" calcext:value-type="float">
            <text:p>121.1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4368" calcext:value-type="float">
            <text:p>121.0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656" calcext:value-type="float">
            <text:p>121.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8752" calcext:value-type="float">
            <text:p>121.0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8752" calcext:value-type="float">
            <text:p>121.0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0088" calcext:value-type="float">
            <text:p>121.1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752" calcext:value-type="float">
            <text:p>121.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3616" calcext:value-type="float">
            <text:p>121.1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4472" calcext:value-type="float">
            <text:p>121.1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228" calcext:value-type="float">
            <text:p>121.1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0944" calcext:value-type="float">
            <text:p>121.0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0944" calcext:value-type="float">
            <text:p>121.0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84848" calcext:value-type="float">
            <text:p>121.0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228" calcext:value-type="float">
            <text:p>121.1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8376" calcext:value-type="float">
            <text:p>121.1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3616" calcext:value-type="float">
            <text:p>121.1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8856" calcext:value-type="float">
            <text:p>121.1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8" calcext:value-type="float">
            <text:p>121.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7144" calcext:value-type="float">
            <text:p>121.1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6288" calcext:value-type="float">
            <text:p>121.1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8" calcext:value-type="float">
            <text:p>121.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4472" calcext:value-type="float">
            <text:p>121.1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0568" calcext:value-type="float">
            <text:p>121.1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4952" calcext:value-type="float">
            <text:p>121.1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1904" calcext:value-type="float">
            <text:p>121.1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8376" calcext:value-type="float">
            <text:p>121.1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3136" calcext:value-type="float">
            <text:p>121.1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1904" calcext:value-type="float">
            <text:p>121.1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54952" calcext:value-type="float">
            <text:p>121.1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2384" calcext:value-type="float">
            <text:p>121.1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848" calcext:value-type="float">
            <text:p>121.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324" calcext:value-type="float">
            <text:p>121.1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9336" calcext:value-type="float">
            <text:p>121.1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6768" calcext:value-type="float">
            <text:p>121.2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2864" calcext:value-type="float">
            <text:p>121.2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94576" calcext:value-type="float">
            <text:p>121.1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9712" calcext:value-type="float">
            <text:p>121.1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2656" calcext:value-type="float">
            <text:p>121.0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4368" calcext:value-type="float">
            <text:p>121.0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3992" calcext:value-type="float">
            <text:p>121.0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0568" calcext:value-type="float">
            <text:p>121.1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7144" calcext:value-type="float">
            <text:p>121.1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5432" calcext:value-type="float">
            <text:p>121.1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6288" calcext:value-type="float">
            <text:p>121.1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9336" calcext:value-type="float">
            <text:p>121.1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8856" calcext:value-type="float">
            <text:p>121.1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3032" calcext:value-type="float">
            <text:p>121.0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9984" calcext:value-type="float">
            <text:p>121.0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608" calcext:value-type="float">
            <text:p>121.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3512" calcext:value-type="float">
            <text:p>121.0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2656" calcext:value-type="float">
            <text:p>121.0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87896" calcext:value-type="float">
            <text:p>121.0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3136" calcext:value-type="float">
            <text:p>121.1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5328" calcext:value-type="float">
            <text:p>121.1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9232" calcext:value-type="float">
            <text:p>121.1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9232" calcext:value-type="float">
            <text:p>121.1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1424" calcext:value-type="float">
            <text:p>121.1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9232" calcext:value-type="float">
            <text:p>121.1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5328" calcext:value-type="float">
            <text:p>121.1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0568" calcext:value-type="float">
            <text:p>121.1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9712" calcext:value-type="float">
            <text:p>121.1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276" calcext:value-type="float">
            <text:p>121.1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6664" calcext:value-type="float">
            <text:p>121.1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0568" calcext:value-type="float">
            <text:p>121.1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752" calcext:value-type="float">
            <text:p>121.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8856" calcext:value-type="float">
            <text:p>121.1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7144" calcext:value-type="float">
            <text:p>121.1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0192" calcext:value-type="float">
            <text:p>121.1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4096" calcext:value-type="float">
            <text:p>121.1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9712" calcext:value-type="float">
            <text:p>121.1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1424" calcext:value-type="float">
            <text:p>121.1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0088" calcext:value-type="float">
            <text:p>121.1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2656" calcext:value-type="float">
            <text:p>121.0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704" calcext:value-type="float">
            <text:p>121.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9232" calcext:value-type="float">
            <text:p>121.1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5704" calcext:value-type="float">
            <text:p>121.0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132" calcext:value-type="float">
            <text:p>121.0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656" calcext:value-type="float">
            <text:p>121.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0464" calcext:value-type="float">
            <text:p>121.0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5224" calcext:value-type="float">
            <text:p>121.0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8272" calcext:value-type="float">
            <text:p>121.0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608" calcext:value-type="float">
            <text:p>121.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8632" calcext:value-type="float">
            <text:p>120.1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5104" calcext:value-type="float">
            <text:p>120.0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7596" calcext:value-type="float">
            <text:p>120.0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9864" calcext:value-type="float">
            <text:p>120.0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072" calcext:value-type="float">
            <text:p>120.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3288" calcext:value-type="float">
            <text:p>120.0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5" calcext:value-type="float">
            <text:p>120.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024" calcext:value-type="float">
            <text:p>120.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1096" calcext:value-type="float">
            <text:p>120.0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0616" calcext:value-type="float">
            <text:p>119.9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928" calcext:value-type="float">
            <text:p>119.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0512" calcext:value-type="float">
            <text:p>119.9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7464" calcext:value-type="float">
            <text:p>119.9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9176" calcext:value-type="float">
            <text:p>119.8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308" calcext:value-type="float">
            <text:p>119.8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4416" calcext:value-type="float">
            <text:p>119.9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9656" calcext:value-type="float">
            <text:p>119.9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4416" calcext:value-type="float">
            <text:p>119.9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5752" calcext:value-type="float">
            <text:p>119.9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784" calcext:value-type="float">
            <text:p>119.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688" calcext:value-type="float">
            <text:p>119.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688" calcext:value-type="float">
            <text:p>119.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0304" calcext:value-type="float">
            <text:p>119.7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3352" calcext:value-type="float">
            <text:p>119.7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5544" calcext:value-type="float">
            <text:p>119.7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4688" calcext:value-type="float">
            <text:p>119.8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7256" calcext:value-type="float">
            <text:p>119.7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7116" calcext:value-type="float">
            <text:p>119.7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9824" calcext:value-type="float">
            <text:p>119.7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2392" calcext:value-type="float">
            <text:p>119.7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2392" calcext:value-type="float">
            <text:p>119.7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2392" calcext:value-type="float">
            <text:p>119.7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448" calcext:value-type="float">
            <text:p>119.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924" calcext:value-type="float">
            <text:p>119.6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924" calcext:value-type="float">
            <text:p>119.6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5336" calcext:value-type="float">
            <text:p>119.6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2768" calcext:value-type="float">
            <text:p>119.6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6296" calcext:value-type="float">
            <text:p>119.7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6672" calcext:value-type="float">
            <text:p>119.6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6672" calcext:value-type="float">
            <text:p>119.6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4584" calcext:value-type="float">
            <text:p>119.7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7152" calcext:value-type="float">
            <text:p>119.7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4856" calcext:value-type="float">
            <text:p>119.6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3248" calcext:value-type="float">
            <text:p>119.7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02" calcext:value-type="float">
            <text:p>119.7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5336" calcext:value-type="float">
            <text:p>119.6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5336" calcext:value-type="float">
            <text:p>119.6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6568" calcext:value-type="float">
            <text:p>119.6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5712" calcext:value-type="float">
            <text:p>119.6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2288" calcext:value-type="float">
            <text:p>119.6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3144" calcext:value-type="float">
            <text:p>119.6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9616" calcext:value-type="float">
            <text:p>119.6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732" calcext:value-type="float">
            <text:p>119.5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256" calcext:value-type="float">
            <text:p>119.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8656" calcext:value-type="float">
            <text:p>119.5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5128" calcext:value-type="float">
            <text:p>119.5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0264" calcext:value-type="float">
            <text:p>119.4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112" calcext:value-type="float">
            <text:p>119.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9784" calcext:value-type="float">
            <text:p>119.4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9304" calcext:value-type="float">
            <text:p>119.3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7968" calcext:value-type="float">
            <text:p>119.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2248" calcext:value-type="float">
            <text:p>119.3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5776" calcext:value-type="float">
            <text:p>119.3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1768" calcext:value-type="float">
            <text:p>119.3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7384" calcext:value-type="float">
            <text:p>119.2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4336" calcext:value-type="float">
            <text:p>119.2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952" calcext:value-type="float">
            <text:p>119.2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952" calcext:value-type="float">
            <text:p>119.2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4712" calcext:value-type="float">
            <text:p>119.2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824" calcext:value-type="float">
            <text:p>119.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7864" calcext:value-type="float">
            <text:p>119.3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824" calcext:value-type="float">
            <text:p>119.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4232" calcext:value-type="float">
            <text:p>119.2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5296" calcext:value-type="float">
            <text:p>119.3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5296" calcext:value-type="float">
            <text:p>119.3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2248" calcext:value-type="float">
            <text:p>119.3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0536" calcext:value-type="float">
            <text:p>119.3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4336" calcext:value-type="float">
            <text:p>119.2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4336" calcext:value-type="float">
            <text:p>119.2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4816" calcext:value-type="float">
            <text:p>119.3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8824" calcext:value-type="float">
            <text:p>119.3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3688" calcext:value-type="float">
            <text:p>119.4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3208" calcext:value-type="float">
            <text:p>119.3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6256" calcext:value-type="float">
            <text:p>119.3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1016" calcext:value-type="float">
            <text:p>119.3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6528" calcext:value-type="float">
            <text:p>119.2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7488" calcext:value-type="float">
            <text:p>119.3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968" calcext:value-type="float">
            <text:p>119.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4064" calcext:value-type="float">
            <text:p>119.3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5776" calcext:value-type="float">
            <text:p>119.3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6528" calcext:value-type="float">
            <text:p>119.2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6528" calcext:value-type="float">
            <text:p>119.2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2624" calcext:value-type="float">
            <text:p>119.2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7864" calcext:value-type="float">
            <text:p>119.3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2728" calcext:value-type="float">
            <text:p>119.3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492" calcext:value-type="float">
            <text:p>119.3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8824" calcext:value-type="float">
            <text:p>119.3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7488" calcext:value-type="float">
            <text:p>119.3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492" calcext:value-type="float">
            <text:p>119.3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968" calcext:value-type="float">
            <text:p>119.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1392" calcext:value-type="float">
            <text:p>119.3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9576" calcext:value-type="float">
            <text:p>119.2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7112" calcext:value-type="float">
            <text:p>119.3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8072" calcext:value-type="float">
            <text:p>119.4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4168" calcext:value-type="float">
            <text:p>119.4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1496" calcext:value-type="float">
            <text:p>119.4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6736" calcext:value-type="float">
            <text:p>119.4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8072" calcext:value-type="float">
            <text:p>119.4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112" calcext:value-type="float">
            <text:p>119.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8072" calcext:value-type="float">
            <text:p>119.4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588" calcext:value-type="float">
            <text:p>119.4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4168" calcext:value-type="float">
            <text:p>119.4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4168" calcext:value-type="float">
            <text:p>119.4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4544" calcext:value-type="float">
            <text:p>119.4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492" calcext:value-type="float">
            <text:p>119.3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1016" calcext:value-type="float">
            <text:p>119.3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8928" calcext:value-type="float">
            <text:p>119.4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588" calcext:value-type="float">
            <text:p>119.4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3688" calcext:value-type="float">
            <text:p>119.4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1496" calcext:value-type="float">
            <text:p>119.4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732" calcext:value-type="float">
            <text:p>119.5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4272" calcext:value-type="float">
            <text:p>119.5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684" calcext:value-type="float">
            <text:p>119.4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7696" calcext:value-type="float">
            <text:p>119.4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9888" calcext:value-type="float">
            <text:p>119.4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9512" calcext:value-type="float">
            <text:p>119.5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9032" calcext:value-type="float">
            <text:p>119.5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2456" calcext:value-type="float">
            <text:p>119.4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684" calcext:value-type="float">
            <text:p>119.4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9888" calcext:value-type="float">
            <text:p>119.4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2936" calcext:value-type="float">
            <text:p>119.5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684" calcext:value-type="float">
            <text:p>119.4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0264" calcext:value-type="float">
            <text:p>119.4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7216" calcext:value-type="float">
            <text:p>119.4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4272" calcext:value-type="float">
            <text:p>119.5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9512" calcext:value-type="float">
            <text:p>119.5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5608" calcext:value-type="float">
            <text:p>119.5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9136" calcext:value-type="float">
            <text:p>119.5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1704" calcext:value-type="float">
            <text:p>119.5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0368" calcext:value-type="float">
            <text:p>119.5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5608" calcext:value-type="float">
            <text:p>119.5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1328" calcext:value-type="float">
            <text:p>119.5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6568" calcext:value-type="float">
            <text:p>119.6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0848" calcext:value-type="float">
            <text:p>119.5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3896" calcext:value-type="float">
            <text:p>119.5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732" calcext:value-type="float">
            <text:p>119.5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1704" calcext:value-type="float">
            <text:p>119.5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5232" calcext:value-type="float">
            <text:p>119.5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9616" calcext:value-type="float">
            <text:p>119.6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3144" calcext:value-type="float">
            <text:p>119.6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7424" calcext:value-type="float">
            <text:p>119.5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1328" calcext:value-type="float">
            <text:p>119.5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4856" calcext:value-type="float">
            <text:p>119.6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0096" calcext:value-type="float">
            <text:p>119.6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0096" calcext:value-type="float">
            <text:p>119.6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6568" calcext:value-type="float">
            <text:p>119.6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6568" calcext:value-type="float">
            <text:p>119.6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0576" calcext:value-type="float">
            <text:p>119.6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2288" calcext:value-type="float">
            <text:p>119.6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2664" calcext:value-type="float">
            <text:p>119.6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1328" calcext:value-type="float">
            <text:p>119.5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7904" calcext:value-type="float">
            <text:p>119.6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6568" calcext:value-type="float">
            <text:p>119.6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828" calcext:value-type="float">
            <text:p>119.5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4376" calcext:value-type="float">
            <text:p>119.5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9992" calcext:value-type="float">
            <text:p>119.5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828" calcext:value-type="float">
            <text:p>119.5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4376" calcext:value-type="float">
            <text:p>119.5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78" calcext:value-type="float">
            <text:p>119.5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5232" calcext:value-type="float">
            <text:p>119.5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9136" calcext:value-type="float">
            <text:p>119.5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9992" calcext:value-type="float">
            <text:p>119.5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5232" calcext:value-type="float">
            <text:p>119.5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5712" calcext:value-type="float">
            <text:p>119.6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0848" calcext:value-type="float">
            <text:p>119.5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6568" calcext:value-type="float">
            <text:p>119.6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9992" calcext:value-type="float">
            <text:p>119.5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4272" calcext:value-type="float">
            <text:p>119.5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78" calcext:value-type="float">
            <text:p>119.5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7048" calcext:value-type="float">
            <text:p>119.6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2288" calcext:value-type="float">
            <text:p>119.6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2664" calcext:value-type="float">
            <text:p>119.6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1328" calcext:value-type="float">
            <text:p>119.5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1328" calcext:value-type="float">
            <text:p>119.5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7048" calcext:value-type="float">
            <text:p>119.6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924" calcext:value-type="float">
            <text:p>119.6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7048" calcext:value-type="float">
            <text:p>119.6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2288" calcext:value-type="float">
            <text:p>119.6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6672" calcext:value-type="float">
            <text:p>119.6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1056" calcext:value-type="float">
            <text:p>119.7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2768" calcext:value-type="float">
            <text:p>119.6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0576" calcext:value-type="float">
            <text:p>119.6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448" calcext:value-type="float">
            <text:p>119.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7528" calcext:value-type="float">
            <text:p>119.6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7528" calcext:value-type="float">
            <text:p>119.6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5336" calcext:value-type="float">
            <text:p>119.6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6672" calcext:value-type="float">
            <text:p>119.6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9344" calcext:value-type="float">
            <text:p>119.7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8488" calcext:value-type="float">
            <text:p>119.7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9344" calcext:value-type="float">
            <text:p>119.7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6296" calcext:value-type="float">
            <text:p>119.7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6296" calcext:value-type="float">
            <text:p>119.7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2392" calcext:value-type="float">
            <text:p>119.7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6296" calcext:value-type="float">
            <text:p>119.7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7632" calcext:value-type="float">
            <text:p>119.7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1392" calcext:value-type="float">
            <text:p>119.3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9576" calcext:value-type="float">
            <text:p>119.2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0912" calcext:value-type="float">
            <text:p>119.3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0912" calcext:value-type="float">
            <text:p>119.3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0536" calcext:value-type="float">
            <text:p>119.3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0536" calcext:value-type="float">
            <text:p>119.3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7008" calcext:value-type="float">
            <text:p>119.3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2624" calcext:value-type="float">
            <text:p>119.2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5296" calcext:value-type="float">
            <text:p>119.3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1872" calcext:value-type="float">
            <text:p>119.3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0056" calcext:value-type="float">
            <text:p>119.3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2624" calcext:value-type="float">
            <text:p>119.2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0912" calcext:value-type="float">
            <text:p>119.3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348" calcext:value-type="float">
            <text:p>119.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348" calcext:value-type="float">
            <text:p>119.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1392" calcext:value-type="float">
            <text:p>119.3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6632" calcext:value-type="float">
            <text:p>119.3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2728" calcext:value-type="float">
            <text:p>119.3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1392" calcext:value-type="float">
            <text:p>119.3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2728" calcext:value-type="float">
            <text:p>119.3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8824" calcext:value-type="float">
            <text:p>119.3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6632" calcext:value-type="float">
            <text:p>119.3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8824" calcext:value-type="float">
            <text:p>119.3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3208" calcext:value-type="float">
            <text:p>119.3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9304" calcext:value-type="float">
            <text:p>119.3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2352" calcext:value-type="float">
            <text:p>119.4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9304" calcext:value-type="float">
            <text:p>119.3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6256" calcext:value-type="float">
            <text:p>119.3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1016" calcext:value-type="float">
            <text:p>119.3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7492" calcext:value-type="float">
            <text:p>119.3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968" calcext:value-type="float">
            <text:p>119.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3584" calcext:value-type="float">
            <text:p>119.3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0536" calcext:value-type="float">
            <text:p>119.3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2248" calcext:value-type="float">
            <text:p>119.3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3584" calcext:value-type="float">
            <text:p>119.3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3584" calcext:value-type="float">
            <text:p>119.3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8344" calcext:value-type="float">
            <text:p>119.3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0056" calcext:value-type="float">
            <text:p>119.3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2248" calcext:value-type="float">
            <text:p>119.3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0056" calcext:value-type="float">
            <text:p>119.3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7864" calcext:value-type="float">
            <text:p>119.3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0912" calcext:value-type="float">
            <text:p>119.3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7864" calcext:value-type="float">
            <text:p>119.3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4336" calcext:value-type="float">
            <text:p>119.2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2624" calcext:value-type="float">
            <text:p>119.2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348" calcext:value-type="float">
            <text:p>119.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7384" calcext:value-type="float">
            <text:p>119.2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824" calcext:value-type="float">
            <text:p>119.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824" calcext:value-type="float">
            <text:p>119.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952" calcext:value-type="float">
            <text:p>119.2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3856" calcext:value-type="float">
            <text:p>119.2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9952" calcext:value-type="float">
            <text:p>119.2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7384" calcext:value-type="float">
            <text:p>119.2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6528" calcext:value-type="float">
            <text:p>119.2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7864" calcext:value-type="float">
            <text:p>119.3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872" calcext:value-type="float">
            <text:p>119.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824" calcext:value-type="float">
            <text:p>119.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1288" calcext:value-type="float">
            <text:p>119.2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3856" calcext:value-type="float">
            <text:p>119.2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252" calcext:value-type="float">
            <text:p>119.2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204" calcext:value-type="float">
            <text:p>119.1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9848" calcext:value-type="float">
            <text:p>119.1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204" calcext:value-type="float">
            <text:p>119.1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3752" calcext:value-type="float">
            <text:p>119.1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7656" calcext:value-type="float">
            <text:p>119.1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7656" calcext:value-type="float">
            <text:p>119.1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0704" calcext:value-type="float">
            <text:p>119.1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2896" calcext:value-type="float">
            <text:p>119.1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1184" calcext:value-type="float">
            <text:p>119.2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6424" calcext:value-type="float">
            <text:p>119.2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3376" calcext:value-type="float">
            <text:p>119.2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6424" calcext:value-type="float">
            <text:p>119.2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9472" calcext:value-type="float">
            <text:p>119.2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9576" calcext:value-type="float">
            <text:p>119.2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5296" calcext:value-type="float">
            <text:p>119.3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0536" calcext:value-type="float">
            <text:p>119.3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7008" calcext:value-type="float">
            <text:p>119.3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35296" calcext:value-type="float">
            <text:p>119.3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0808" calcext:value-type="float">
            <text:p>119.2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8616" calcext:value-type="float">
            <text:p>119.2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8616" calcext:value-type="float">
            <text:p>119.2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252" calcext:value-type="float">
            <text:p>119.2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6424" calcext:value-type="float">
            <text:p>119.2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5944" calcext:value-type="float">
            <text:p>119.1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4232" calcext:value-type="float">
            <text:p>119.2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5088" calcext:value-type="float">
            <text:p>119.1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204" calcext:value-type="float">
            <text:p>119.1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3376" calcext:value-type="float">
            <text:p>119.2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4232" calcext:value-type="float">
            <text:p>119.2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7656" calcext:value-type="float">
            <text:p>119.1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8512" calcext:value-type="float">
            <text:p>119.1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3272" calcext:value-type="float">
            <text:p>119.1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156" calcext:value-type="float">
            <text:p>119.1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4128" calcext:value-type="float">
            <text:p>119.1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7176" calcext:value-type="float">
            <text:p>119.1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0224" calcext:value-type="float">
            <text:p>119.1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2416" calcext:value-type="float">
            <text:p>119.1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8888" calcext:value-type="float">
            <text:p>119.1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1456" calcext:value-type="float">
            <text:p>119.0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7552" calcext:value-type="float">
            <text:p>119.0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4504" calcext:value-type="float">
            <text:p>119.0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2688" calcext:value-type="float">
            <text:p>119.0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6592" calcext:value-type="float">
            <text:p>119.0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7072" calcext:value-type="float">
            <text:p>119.0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7552" calcext:value-type="float">
            <text:p>119.0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06" calcext:value-type="float">
            <text:p>119.1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1832" calcext:value-type="float">
            <text:p>119.0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5256" calcext:value-type="float">
            <text:p>119.0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1728" calcext:value-type="float">
            <text:p>118.9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6968" calcext:value-type="float">
            <text:p>118.9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2208" calcext:value-type="float">
            <text:p>119.0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344" calcext:value-type="float">
            <text:p>118.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1248" calcext:value-type="float">
            <text:p>118.9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4296" calcext:value-type="float">
            <text:p>118.9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4672" calcext:value-type="float">
            <text:p>118.9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5152" calcext:value-type="float">
            <text:p>118.9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6008" calcext:value-type="float">
            <text:p>118.9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82" calcext:value-type="float">
            <text:p>118.9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1248" calcext:value-type="float">
            <text:p>118.9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5152" calcext:value-type="float">
            <text:p>118.9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6864" calcext:value-type="float">
            <text:p>118.9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5048" calcext:value-type="float">
            <text:p>118.8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0184" calcext:value-type="float">
            <text:p>118.8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7992" calcext:value-type="float">
            <text:p>118.8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676" calcext:value-type="float">
            <text:p>118.8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9704" calcext:value-type="float">
            <text:p>118.7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3608" calcext:value-type="float">
            <text:p>118.7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1896" calcext:value-type="float">
            <text:p>118.8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532" calcext:value-type="float">
            <text:p>118.7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9704" calcext:value-type="float">
            <text:p>118.7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5696" calcext:value-type="float">
            <text:p>118.7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6072" calcext:value-type="float">
            <text:p>118.6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0832" calcext:value-type="float">
            <text:p>118.6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5216" calcext:value-type="float">
            <text:p>118.6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5008" calcext:value-type="float">
            <text:p>118.5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4152" calcext:value-type="float">
            <text:p>118.5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672" calcext:value-type="float">
            <text:p>118.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1104" calcext:value-type="float">
            <text:p>118.5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7576" calcext:value-type="float">
            <text:p>118.5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3088" calcext:value-type="float">
            <text:p>118.4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052" calcext:value-type="float">
            <text:p>118.4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4528" calcext:value-type="float">
            <text:p>118.5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8056" calcext:value-type="float">
            <text:p>118.5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148" calcext:value-type="float">
            <text:p>118.5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6616" calcext:value-type="float">
            <text:p>118.4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1856" calcext:value-type="float">
            <text:p>118.4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7952" calcext:value-type="float">
            <text:p>118.4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624" calcext:value-type="float">
            <text:p>118.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3672" calcext:value-type="float">
            <text:p>118.5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1" calcext:value-type="float">
            <text:p>118.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2816" calcext:value-type="float">
            <text:p>118.5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1376" calcext:value-type="float">
            <text:p>118.4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0416" calcext:value-type="float">
            <text:p>118.3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004" calcext:value-type="float">
            <text:p>118.4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4904" calcext:value-type="float">
            <text:p>118.4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7952" calcext:value-type="float">
            <text:p>118.4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4152" calcext:value-type="float">
            <text:p>118.5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5384" calcext:value-type="float">
            <text:p>118.5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8808" calcext:value-type="float">
            <text:p>118.4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0144" calcext:value-type="float">
            <text:p>118.5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5384" calcext:value-type="float">
            <text:p>118.5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1" calcext:value-type="float">
            <text:p>118.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2816" calcext:value-type="float">
            <text:p>118.5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196" calcext:value-type="float">
            <text:p>118.5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3672" calcext:value-type="float">
            <text:p>118.5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196" calcext:value-type="float">
            <text:p>118.5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244" calcext:value-type="float">
            <text:p>118.5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0728" calcext:value-type="float">
            <text:p>118.6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9392" calcext:value-type="float">
            <text:p>118.5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6072" calcext:value-type="float">
            <text:p>118.6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9496" calcext:value-type="float">
            <text:p>118.6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9392" calcext:value-type="float">
            <text:p>118.5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9872" calcext:value-type="float">
            <text:p>118.6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6928" calcext:value-type="float">
            <text:p>118.6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6072" calcext:value-type="float">
            <text:p>118.6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1104" calcext:value-type="float">
            <text:p>118.5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0248" calcext:value-type="float">
            <text:p>118.5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672" calcext:value-type="float">
            <text:p>118.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2336" calcext:value-type="float">
            <text:p>118.5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196" calcext:value-type="float">
            <text:p>118.5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1104" calcext:value-type="float">
            <text:p>118.5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4152" calcext:value-type="float">
            <text:p>118.5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8056" calcext:value-type="float">
            <text:p>118.5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292" calcext:value-type="float">
            <text:p>118.6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1208" calcext:value-type="float">
            <text:p>118.6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9016" calcext:value-type="float">
            <text:p>118.6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6824" calcext:value-type="float">
            <text:p>118.6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6824" calcext:value-type="float">
            <text:p>118.6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9872" calcext:value-type="float">
            <text:p>118.6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0728" calcext:value-type="float">
            <text:p>118.6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4152" calcext:value-type="float">
            <text:p>118.5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0248" calcext:value-type="float">
            <text:p>118.5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9872" calcext:value-type="float">
            <text:p>118.6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0728" calcext:value-type="float">
            <text:p>118.6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5112" calcext:value-type="float">
            <text:p>118.6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1208" calcext:value-type="float">
            <text:p>118.6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1688" calcext:value-type="float">
            <text:p>118.6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9496" calcext:value-type="float">
            <text:p>118.6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264" calcext:value-type="float">
            <text:p>118.6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5216" calcext:value-type="float">
            <text:p>118.6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2168" calcext:value-type="float">
            <text:p>118.6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264" calcext:value-type="float">
            <text:p>118.6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6072" calcext:value-type="float">
            <text:p>118.6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3504" calcext:value-type="float">
            <text:p>118.7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388" calcext:value-type="float">
            <text:p>118.6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8744" calcext:value-type="float">
            <text:p>118.7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8744" calcext:value-type="float">
            <text:p>118.7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8744" calcext:value-type="float">
            <text:p>118.7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264" calcext:value-type="float">
            <text:p>118.6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7408" calcext:value-type="float">
            <text:p>118.7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7784" calcext:value-type="float">
            <text:p>118.6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34" calcext:value-type="float">
            <text:p>118.6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8536" calcext:value-type="float">
            <text:p>118.5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0728" calcext:value-type="float">
            <text:p>118.6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6824" calcext:value-type="float">
            <text:p>118.6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196" calcext:value-type="float">
            <text:p>118.5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672" calcext:value-type="float">
            <text:p>118.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4152" calcext:value-type="float">
            <text:p>118.5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8536" calcext:value-type="float">
            <text:p>118.5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3296" calcext:value-type="float">
            <text:p>118.5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7576" calcext:value-type="float">
            <text:p>118.5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3672" calcext:value-type="float">
            <text:p>118.5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8536" calcext:value-type="float">
            <text:p>118.5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5384" calcext:value-type="float">
            <text:p>118.5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1856" calcext:value-type="float">
            <text:p>118.4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8432" calcext:value-type="float">
            <text:p>118.5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5008" calcext:value-type="float">
            <text:p>118.5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3296" calcext:value-type="float">
            <text:p>118.5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3776" calcext:value-type="float">
            <text:p>118.6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6824" calcext:value-type="float">
            <text:p>118.6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6824" calcext:value-type="float">
            <text:p>118.6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292" calcext:value-type="float">
            <text:p>118.6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1208" calcext:value-type="float">
            <text:p>118.6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34" calcext:value-type="float">
            <text:p>118.6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1208" calcext:value-type="float">
            <text:p>118.6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0832" calcext:value-type="float">
            <text:p>118.6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2168" calcext:value-type="float">
            <text:p>118.6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7408" calcext:value-type="float">
            <text:p>118.7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9224" calcext:value-type="float">
            <text:p>118.7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43984" calcext:value-type="float">
            <text:p>118.7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264" calcext:value-type="float">
            <text:p>118.6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5216" calcext:value-type="float">
            <text:p>118.6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01312" calcext:value-type="float">
            <text:p>118.7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388" calcext:value-type="float">
            <text:p>118.6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4256" calcext:value-type="float">
            <text:p>118.6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1208" calcext:value-type="float">
            <text:p>118.6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5112" calcext:value-type="float">
            <text:p>118.6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9016" calcext:value-type="float">
            <text:p>118.6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5112" calcext:value-type="float">
            <text:p>118.6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5968" calcext:value-type="float">
            <text:p>118.6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0728" calcext:value-type="float">
            <text:p>118.6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3776" calcext:value-type="float">
            <text:p>118.6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244" calcext:value-type="float">
            <text:p>118.5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244" calcext:value-type="float">
            <text:p>118.5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8912" calcext:value-type="float">
            <text:p>118.5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8912" calcext:value-type="float">
            <text:p>118.5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1104" calcext:value-type="float">
            <text:p>118.5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196" calcext:value-type="float">
            <text:p>118.5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5864" calcext:value-type="float">
            <text:p>118.5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5864" calcext:value-type="float">
            <text:p>118.5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8912" calcext:value-type="float">
            <text:p>118.5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2816" calcext:value-type="float">
            <text:p>118.5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148" calcext:value-type="float">
            <text:p>118.5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0144" calcext:value-type="float">
            <text:p>118.5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7096" calcext:value-type="float">
            <text:p>118.4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2336" calcext:value-type="float">
            <text:p>118.5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3672" calcext:value-type="float">
            <text:p>118.5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244" calcext:value-type="float">
            <text:p>118.5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0248" calcext:value-type="float">
            <text:p>118.5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0248" calcext:value-type="float">
            <text:p>118.5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8056" calcext:value-type="float">
            <text:p>118.5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2816" calcext:value-type="float">
            <text:p>118.5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5384" calcext:value-type="float">
            <text:p>118.5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2336" calcext:value-type="float">
            <text:p>118.5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8432" calcext:value-type="float">
            <text:p>118.5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9288" calcext:value-type="float">
            <text:p>118.5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4904" calcext:value-type="float">
            <text:p>118.4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9288" calcext:value-type="float">
            <text:p>118.5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148" calcext:value-type="float">
            <text:p>118.5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148" calcext:value-type="float">
            <text:p>118.5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148" calcext:value-type="float">
            <text:p>118.5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5384" calcext:value-type="float">
            <text:p>118.5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5384" calcext:value-type="float">
            <text:p>118.5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7576" calcext:value-type="float">
            <text:p>118.5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4528" calcext:value-type="float">
            <text:p>118.5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0624" calcext:value-type="float">
            <text:p>118.5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672" calcext:value-type="float">
            <text:p>118.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5864" calcext:value-type="float">
            <text:p>118.5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148" calcext:value-type="float">
            <text:p>118.5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148" calcext:value-type="float">
            <text:p>118.5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2816" calcext:value-type="float">
            <text:p>118.5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3672" calcext:value-type="float">
            <text:p>118.5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8432" calcext:value-type="float">
            <text:p>118.5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9288" calcext:value-type="float">
            <text:p>118.5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9288" calcext:value-type="float">
            <text:p>118.5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7952" calcext:value-type="float">
            <text:p>118.4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2712" calcext:value-type="float">
            <text:p>118.4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052" calcext:value-type="float">
            <text:p>118.4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052" calcext:value-type="float">
            <text:p>118.4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3568" calcext:value-type="float">
            <text:p>118.4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1376" calcext:value-type="float">
            <text:p>118.4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1376" calcext:value-type="float">
            <text:p>118.4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1376" calcext:value-type="float">
            <text:p>118.4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8328" calcext:value-type="float">
            <text:p>118.4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9184" calcext:value-type="float">
            <text:p>118.4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6992" calcext:value-type="float">
            <text:p>118.4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0896" calcext:value-type="float">
            <text:p>118.4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1752" calcext:value-type="float">
            <text:p>118.4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7368" calcext:value-type="float">
            <text:p>118.3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384" calcext:value-type="float">
            <text:p>118.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6408" calcext:value-type="float">
            <text:p>118.3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5552" calcext:value-type="float">
            <text:p>118.3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4696" calcext:value-type="float">
            <text:p>118.3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86" calcext:value-type="float">
            <text:p>118.3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6408" calcext:value-type="float">
            <text:p>118.3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9832" calcext:value-type="float">
            <text:p>118.2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3736" calcext:value-type="float">
            <text:p>118.2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2024" calcext:value-type="float">
            <text:p>118.3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5552" calcext:value-type="float">
            <text:p>118.3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9456" calcext:value-type="float">
            <text:p>118.3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1168" calcext:value-type="float">
            <text:p>118.3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2024" calcext:value-type="float">
            <text:p>118.3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5072" calcext:value-type="float">
            <text:p>118.3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5928" calcext:value-type="float">
            <text:p>118.2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0688" calcext:value-type="float">
            <text:p>118.2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3736" calcext:value-type="float">
            <text:p>118.2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9832" calcext:value-type="float">
            <text:p>118.2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8976" calcext:value-type="float">
            <text:p>118.2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9832" calcext:value-type="float">
            <text:p>118.2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2024" calcext:value-type="float">
            <text:p>118.3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1168" calcext:value-type="float">
            <text:p>118.3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1168" calcext:value-type="float">
            <text:p>118.3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9936" calcext:value-type="float">
            <text:p>118.3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5176" calcext:value-type="float">
            <text:p>118.3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5176" calcext:value-type="float">
            <text:p>118.3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5176" calcext:value-type="float">
            <text:p>118.3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2984" calcext:value-type="float">
            <text:p>118.3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384" calcext:value-type="float">
            <text:p>118.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86" calcext:value-type="float">
            <text:p>118.3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4696" calcext:value-type="float">
            <text:p>118.3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6888" calcext:value-type="float">
            <text:p>118.3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5176" calcext:value-type="float">
            <text:p>118.3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9936" calcext:value-type="float">
            <text:p>118.3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6408" calcext:value-type="float">
            <text:p>118.3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4216" calcext:value-type="float">
            <text:p>118.3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1168" calcext:value-type="float">
            <text:p>118.3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5072" calcext:value-type="float">
            <text:p>118.3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9456" calcext:value-type="float">
            <text:p>118.3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4216" calcext:value-type="float">
            <text:p>118.3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3736" calcext:value-type="float">
            <text:p>118.2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668" calcext:value-type="float">
            <text:p>118.2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9728" calcext:value-type="float">
            <text:p>118.2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3736" calcext:value-type="float">
            <text:p>118.2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7264" calcext:value-type="float">
            <text:p>118.3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9832" calcext:value-type="float">
            <text:p>118.2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668" calcext:value-type="float">
            <text:p>118.2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0104" calcext:value-type="float">
            <text:p>118.1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62" calcext:value-type="float">
            <text:p>118.1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7536" calcext:value-type="float">
            <text:p>118.2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9728" calcext:value-type="float">
            <text:p>118.2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9248" calcext:value-type="float">
            <text:p>118.1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64864" calcext:value-type="float">
            <text:p>118.1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77056" calcext:value-type="float">
            <text:p>118.1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62" calcext:value-type="float">
            <text:p>118.1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3152" calcext:value-type="float">
            <text:p>118.1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2672" calcext:value-type="float">
            <text:p>118.1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2524" calcext:value-type="float">
            <text:p>118.1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6096" calcext:value-type="float">
            <text:p>118.1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03904" calcext:value-type="float">
            <text:p>118.1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88664" calcext:value-type="float">
            <text:p>118.0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0376" calcext:value-type="float">
            <text:p>118.0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9896" calcext:value-type="float">
            <text:p>118.0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0752" calcext:value-type="float">
            <text:p>118.0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8184" calcext:value-type="float">
            <text:p>118.0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0752" calcext:value-type="float">
            <text:p>118.0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0752" calcext:value-type="float">
            <text:p>118.0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27704" calcext:value-type="float">
            <text:p>118.0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9792" calcext:value-type="float">
            <text:p>117.9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8936" calcext:value-type="float">
            <text:p>117.9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6368" calcext:value-type="float">
            <text:p>118.0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63696" calcext:value-type="float">
            <text:p>117.9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1128" calcext:value-type="float">
            <text:p>117.9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5032" calcext:value-type="float">
            <text:p>117.9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4928" calcext:value-type="float">
            <text:p>117.9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1504" calcext:value-type="float">
            <text:p>117.9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9416" calcext:value-type="float">
            <text:p>118.0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1504" calcext:value-type="float">
            <text:p>117.9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2256" calcext:value-type="float">
            <text:p>117.8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9208" calcext:value-type="float">
            <text:p>117.8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044" calcext:value-type="float">
            <text:p>117.8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8248" calcext:value-type="float">
            <text:p>117.8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3488" calcext:value-type="float">
            <text:p>117.8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8728" calcext:value-type="float">
            <text:p>117.8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616" calcext:value-type="float">
            <text:p>117.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092" calcext:value-type="float">
            <text:p>117.8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6536" calcext:value-type="float">
            <text:p>117.8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6056" calcext:value-type="float">
            <text:p>117.7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6808" calcext:value-type="float">
            <text:p>117.7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7288" calcext:value-type="float">
            <text:p>117.7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5948" calcext:value-type="float">
            <text:p>117.7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5096" calcext:value-type="float">
            <text:p>117.7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1568" calcext:value-type="float">
            <text:p>117.7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2424" calcext:value-type="float">
            <text:p>117.6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2424" calcext:value-type="float">
            <text:p>117.6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7664" calcext:value-type="float">
            <text:p>117.7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9856" calcext:value-type="float">
            <text:p>117.7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9376" calcext:value-type="float">
            <text:p>117.6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1088" calcext:value-type="float">
            <text:p>117.6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328" calcext:value-type="float">
            <text:p>117.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0608" calcext:value-type="float">
            <text:p>117.6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7936" calcext:value-type="float">
            <text:p>117.5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9272" calcext:value-type="float">
            <text:p>117.6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4408" calcext:value-type="float">
            <text:p>117.5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66" calcext:value-type="float">
            <text:p>117.5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7936" calcext:value-type="float">
            <text:p>117.5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708" calcext:value-type="float">
            <text:p>117.6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9752" calcext:value-type="float">
            <text:p>117.6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8792" calcext:value-type="float">
            <text:p>117.5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1464" calcext:value-type="float">
            <text:p>117.6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9648" calcext:value-type="float">
            <text:p>117.5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9544" calcext:value-type="float">
            <text:p>117.5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6496" calcext:value-type="float">
            <text:p>117.5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3928" calcext:value-type="float">
            <text:p>117.5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7728" calcext:value-type="float">
            <text:p>117.4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9064" calcext:value-type="float">
            <text:p>117.4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2112" calcext:value-type="float">
            <text:p>117.4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8208" calcext:value-type="float">
            <text:p>117.4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7728" calcext:value-type="float">
            <text:p>117.4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3824" calcext:value-type="float">
            <text:p>117.4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3344" calcext:value-type="float">
            <text:p>117.4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2008" calcext:value-type="float">
            <text:p>117.4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896" calcext:value-type="float">
            <text:p>117.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7624" calcext:value-type="float">
            <text:p>117.3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2008" calcext:value-type="float">
            <text:p>117.4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5536" calcext:value-type="float">
            <text:p>117.4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6872" calcext:value-type="float">
            <text:p>117.4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6392" calcext:value-type="float">
            <text:p>117.4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9064" calcext:value-type="float">
            <text:p>117.4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8208" calcext:value-type="float">
            <text:p>117.4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0672" calcext:value-type="float">
            <text:p>117.3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372" calcext:value-type="float">
            <text:p>117.3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1152" calcext:value-type="float">
            <text:p>117.4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5536" calcext:value-type="float">
            <text:p>117.4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1632" calcext:value-type="float">
            <text:p>117.4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468" calcext:value-type="float">
            <text:p>117.4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9336" calcext:value-type="float">
            <text:p>117.3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5056" calcext:value-type="float">
            <text:p>117.4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2864" calcext:value-type="float">
            <text:p>117.4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42" calcext:value-type="float">
            <text:p>117.4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1152" calcext:value-type="float">
            <text:p>117.4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2488" calcext:value-type="float">
            <text:p>117.4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5536" calcext:value-type="float">
            <text:p>117.4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5056" calcext:value-type="float">
            <text:p>117.4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7248" calcext:value-type="float">
            <text:p>117.4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6392" calcext:value-type="float">
            <text:p>117.4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5536" calcext:value-type="float">
            <text:p>117.4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3344" calcext:value-type="float">
            <text:p>117.4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0776" calcext:value-type="float">
            <text:p>117.4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6872" calcext:value-type="float">
            <text:p>117.4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9064" calcext:value-type="float">
            <text:p>117.4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8104" calcext:value-type="float">
            <text:p>117.4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45536" calcext:value-type="float">
            <text:p>117.4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42" calcext:value-type="float">
            <text:p>117.4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6016" calcext:value-type="float">
            <text:p>117.4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564" calcext:value-type="float">
            <text:p>117.5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9648" calcext:value-type="float">
            <text:p>117.5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4784" calcext:value-type="float">
            <text:p>117.5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7832" calcext:value-type="float">
            <text:p>117.5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3072" calcext:value-type="float">
            <text:p>117.5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66" calcext:value-type="float">
            <text:p>117.5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9648" calcext:value-type="float">
            <text:p>117.5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8688" calcext:value-type="float">
            <text:p>117.5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3928" calcext:value-type="float">
            <text:p>117.5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5264" calcext:value-type="float">
            <text:p>117.5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1736" calcext:value-type="float">
            <text:p>117.5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1736" calcext:value-type="float">
            <text:p>117.5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5264" calcext:value-type="float">
            <text:p>117.5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8688" calcext:value-type="float">
            <text:p>117.5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0024" calcext:value-type="float">
            <text:p>117.5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708" calcext:value-type="float">
            <text:p>117.6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1464" calcext:value-type="float">
            <text:p>117.6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9272" calcext:value-type="float">
            <text:p>117.6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0608" calcext:value-type="float">
            <text:p>117.6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0608" calcext:value-type="float">
            <text:p>117.6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9272" calcext:value-type="float">
            <text:p>117.6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8792" calcext:value-type="float">
            <text:p>117.5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7936" calcext:value-type="float">
            <text:p>117.5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3656" calcext:value-type="float">
            <text:p>117.6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1464" calcext:value-type="float">
            <text:p>117.6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7936" calcext:value-type="float">
            <text:p>117.5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3176" calcext:value-type="float">
            <text:p>117.6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7456" calcext:value-type="float">
            <text:p>117.5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8312" calcext:value-type="float">
            <text:p>117.5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708" calcext:value-type="float">
            <text:p>117.6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756" calcext:value-type="float">
            <text:p>117.6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9752" calcext:value-type="float">
            <text:p>117.6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9752" calcext:value-type="float">
            <text:p>117.6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8896" calcext:value-type="float">
            <text:p>117.6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9752" calcext:value-type="float">
            <text:p>117.6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8416" calcext:value-type="float">
            <text:p>117.6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9648" calcext:value-type="float">
            <text:p>117.5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3552" calcext:value-type="float">
            <text:p>117.5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0024" calcext:value-type="float">
            <text:p>117.5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9168" calcext:value-type="float">
            <text:p>117.5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2592" calcext:value-type="float">
            <text:p>117.5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9064" calcext:value-type="float">
            <text:p>117.4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7832" calcext:value-type="float">
            <text:p>117.5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2696" calcext:value-type="float">
            <text:p>117.5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3552" calcext:value-type="float">
            <text:p>117.5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3552" calcext:value-type="float">
            <text:p>117.5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4032" calcext:value-type="float">
            <text:p>117.6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708" calcext:value-type="float">
            <text:p>117.6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3552" calcext:value-type="float">
            <text:p>117.5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39942" calcext:value-type="float">
            <text:p>117.4539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628" calcext:value-type="float">
            <text:p>117.5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6831741936" calcext:value-type="float">
            <text:p>117.316831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4067612903" calcext:value-type="float">
            <text:p>117.00406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0618" calcext:value-type="float">
            <text:p>116.450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7527483871" calcext:value-type="float">
            <text:p>116.1975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3096" calcext:value-type="float">
            <text:p>115.96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4832774194" calcext:value-type="float">
            <text:p>115.87483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1587448276" calcext:value-type="float">
            <text:p>115.991587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6232" calcext:value-type="float">
            <text:p>116.1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7608258065" calcext:value-type="float">
            <text:p>116.32760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7208" calcext:value-type="float">
            <text:p>116.4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037548387" calcext:value-type="float">
            <text:p>116.61603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7864" calcext:value-type="float">
            <text:p>116.83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3611096774" calcext:value-type="float">
            <text:p>116.74361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0013935484" calcext:value-type="float">
            <text:p>116.55001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96916" calcext:value-type="float">
            <text:p>116.099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054709677" calcext:value-type="float">
            <text:p>115.598054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886" calcext:value-type="float">
            <text:p>115.33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8610580645" calcext:value-type="float">
            <text:p>115.17861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409428571" calcext:value-type="float">
            <text:p>115.23540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8381806452" calcext:value-type="float">
            <text:p>115.38838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5116645161" calcext:value-type="float">
            <text:p>115.56511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70584" calcext:value-type="float">
            <text:p>115.70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5316129" calcext:value-type="float">
            <text:p>115.894153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58232" calcext:value-type="float">
            <text:p>116.0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9343741936" calcext:value-type="float">
            <text:p>116.079343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6966967742" calcext:value-type="float">
            <text:p>115.866966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88672" calcext:value-type="float">
            <text:p>115.54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60848" calcext:value-type="float">
            <text:p>114.8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4042322581" calcext:value-type="float">
            <text:p>114.61404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3206857143" calcext:value-type="float">
            <text:p>114.70320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9345548387" calcext:value-type="float">
            <text:p>114.88934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1467870968" calcext:value-type="float">
            <text:p>115.081467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0168" calcext:value-type="float">
            <text:p>115.17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3647741936" calcext:value-type="float">
            <text:p>115.463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93448" calcext:value-type="float">
            <text:p>115.50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8136258065" calcext:value-type="float">
            <text:p>115.21813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8015225806" calcext:value-type="float">
            <text:p>114.938015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08608" calcext:value-type="float">
            <text:p>114.43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572645161" calcext:value-type="float">
            <text:p>113.87957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14056" calcext:value-type="float">
            <text:p>113.81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8988903226" calcext:value-type="float">
            <text:p>113.60898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8128571429" calcext:value-type="float">
            <text:p>113.478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3578193548" calcext:value-type="float">
            <text:p>113.65357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4546580645" calcext:value-type="float">
            <text:p>113.90454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694" calcext:value-type="float">
            <text:p>113.94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1504" calcext:value-type="float">
            <text:p>114.1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37816" calcext:value-type="float">
            <text:p>114.5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5692283871" calcext:value-type="float">
            <text:p>114.45692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1622916129" calcext:value-type="float">
            <text:p>114.21622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9364" calcext:value-type="float">
            <text:p>113.714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1910709677" calcext:value-type="float">
            <text:p>112.92191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1908" calcext:value-type="float">
            <text:p>112.80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884645161" calcext:value-type="float">
            <text:p>112.565884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9729655172" calcext:value-type="float">
            <text:p>112.3997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82992774194" calcext:value-type="float">
            <text:p>112.58299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4406580645" calcext:value-type="float">
            <text:p>112.78440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1364" calcext:value-type="float">
            <text:p>113.02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2893419355" calcext:value-type="float">
            <text:p>113.26289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43296" calcext:value-type="float">
            <text:p>113.58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4940129032" calcext:value-type="float">
            <text:p>113.73494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1013419355" calcext:value-type="float">
            <text:p>113.46101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4504" calcext:value-type="float">
            <text:p>112.7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4804387097" calcext:value-type="float">
            <text:p>111.71480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4875272727" calcext:value-type="float">
            <text:p>111.604875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0462" calcext:value-type="float">
            <text:p>111.900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1264258065" calcext:value-type="float">
            <text:p>112.05126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04536" calcext:value-type="float">
            <text:p>112.29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5581032258" calcext:value-type="float">
            <text:p>112.54558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29264" calcext:value-type="float">
            <text:p>112.87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5352" calcext:value-type="float">
            <text:p>112.9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4507870968" calcext:value-type="float">
            <text:p>112.734507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39664" calcext:value-type="float">
            <text:p>112.30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947612903" calcext:value-type="float">
            <text:p>111.471947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81472" calcext:value-type="float">
            <text:p>111.05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8113806452" calcext:value-type="float">
            <text:p>110.95811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7274" calcext:value-type="float">
            <text:p>110.77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7362064516" calcext:value-type="float">
            <text:p>110.86736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6922064516" calcext:value-type="float">
            <text:p>111.15692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23856" calcext:value-type="float">
            <text:p>111.49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3141290323" calcext:value-type="float">
            <text:p>111.9031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713024" calcext:value-type="float">
            <text:p>112.07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87824" calcext:value-type="float">
            <text:p>112.22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27528" calcext:value-type="float">
            <text:p>112.0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15768129032" calcext:value-type="float">
            <text:p>111.215768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01424" calcext:value-type="float">
            <text:p>110.41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2389419355" calcext:value-type="float">
            <text:p>109.99238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2938285714" calcext:value-type="float">
            <text:p>109.832938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649032258" calcext:value-type="float">
            <text:p>110.041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1180129032" calcext:value-type="float">
            <text:p>110.32118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59432" calcext:value-type="float">
            <text:p>110.69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7006064516" calcext:value-type="float">
            <text:p>111.06700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7224" calcext:value-type="float">
            <text:p>111.36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452645161" calcext:value-type="float">
            <text:p>111.39545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5071225807" calcext:value-type="float">
            <text:p>111.195071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21608" calcext:value-type="float">
            <text:p>110.86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7680774194" calcext:value-type="float">
            <text:p>110.46768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74104" calcext:value-type="float">
            <text:p>109.88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744" calcext:value-type="float">
            <text:p>109.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7348551724" calcext:value-type="float">
            <text:p>108.667348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3640516129" calcext:value-type="float">
            <text:p>108.7936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5115096774" calcext:value-type="float">
            <text:p>108.965115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45744" calcext:value-type="float">
            <text:p>109.29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9466193548" calcext:value-type="float">
            <text:p>109.70946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04272" calcext:value-type="float">
            <text:p>110.25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2377548387" calcext:value-type="float">
            <text:p>110.19237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9416516129" calcext:value-type="float">
            <text:p>110.0494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434" calcext:value-type="float">
            <text:p>109.6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0288903226" calcext:value-type="float">
            <text:p>108.77028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04752" calcext:value-type="float">
            <text:p>107.84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3532129032" calcext:value-type="float">
            <text:p>107.80353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5374857143" calcext:value-type="float">
            <text:p>107.665374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125419355" calcext:value-type="float">
            <text:p>107.88012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8430451613" calcext:value-type="float">
            <text:p>108.10843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80688" calcext:value-type="float">
            <text:p>108.34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9320258065" calcext:value-type="float">
            <text:p>108.68932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0104" calcext:value-type="float">
            <text:p>109.10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5013806452" calcext:value-type="float">
            <text:p>109.015013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596516129" calcext:value-type="float">
            <text:p>109.055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212" calcext:value-type="float">
            <text:p>108.6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4619612903" calcext:value-type="float">
            <text:p>107.704619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84376" calcext:value-type="float">
            <text:p>106.82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6842064516" calcext:value-type="float">
            <text:p>106.70684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6600857143" calcext:value-type="float">
            <text:p>106.806600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603354839" calcext:value-type="float">
            <text:p>106.98460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009032258" calcext:value-type="float">
            <text:p>107.207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92264" calcext:value-type="float">
            <text:p>107.39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105109382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0744" calcext:value-type="float">
            <text:p>108.0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50" meta:object-count="0"/>
    <meta:user-defined meta:name="AppVersion">3.0</meta:user-defined>
  </office:meta>
</office:document-meta>
</file>